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85cm"/>
    </style:style>
    <style:style style:name="co3" style:family="table-column">
      <style:table-column-properties fo:break-before="auto" style:column-width="6.271cm"/>
    </style:style>
    <style:style style:name="co4" style:family="table-column">
      <style:table-column-properties fo:break-before="auto" style:column-width="5.355cm"/>
    </style:style>
    <style:style style:name="co6" style:family="table-column">
      <style:table-column-properties fo:break-before="auto" style:column-width="1.831cm"/>
    </style:style>
    <style:style style:name="co7" style:family="table-column">
      <style:table-column-properties fo:break-before="auto" style:column-width="2.581cm"/>
    </style:style>
    <style:style style:name="co8" style:family="table-column">
      <style:table-column-properties fo:break-before="auto" style:column-width="2.775cm"/>
    </style:style>
    <style:style style:name="ro6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</office:automatic-styles>
  <office:body>
    <office:spreadsheet>
      <table:table table:name="Folha1" table:style-name="ta1" table:print="false">
        <table:table-column table:style-name="co2" table:default-cell-style-name="Default"/>
        <table:table-column table:style-name="co3" table:default-cell-style-name="ce5"/>
        <table:table-column table:style-name="co4" table:number-columns-repeated="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1017" table:default-cell-style-name="ce5"/>
        <table:table-row table:style-name="ro6">
          <table:table-cell table:style-name="ce1" office:value-type="string">
            <text:p>Cod</text:p>
          </table:table-cell>
          <table:table-cell table:style-name="ce2" office:value-type="string">
            <text:p>Nome</text:p>
          </table:table-cell>
          <table:table-cell table:style-name="ce2" office:value-type="string">
            <text:p>Regiao</text:p>
          </table:table-cell>
          <table:table-cell table:style-name="ce2" office:value-type="string">
            <text:p>Endereco</text:p>
          </table:table-cell>
          <table:table-cell table:style-name="ce2" office:value-type="string">
            <text:p>Telefones</text:p>
          </table:table-cell>
          <table:table-cell table:style-name="ce6" office:value-type="string">
            <text:p>Acolhimento</text:p>
          </table:table-cell>
          <table:table-cell table:style-name="ce6" office:value-type="string">
            <text:p>Farmacia</text:p>
          </table:table-cell>
          <table:table-cell table:number-columns-repeated="1017"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string">
            <text:p>Centro de Saúde Bairro das Indústrias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Maria de Loudes Manso, 80, Bairro das Indústrias</text:p>
          </table:table-cell>
          <table:table-cell table:style-name="ce3" office:value-type="string">
            <text:p>3277-5978</text:p>
            <text:p>3277-589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string">
            <text:p>Centro de Saúde</text:p>
            <text:p>Barreiro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Pinheiro Chagas, 252, Barreiro </text:p>
          </table:table-cell>
          <table:table-cell table:style-name="ce3" office:value-type="string">
            <text:p>3277-5900</text:p>
            <text:p>3277-590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string">
            <text:p>Centro de Saúde</text:p>
            <text:p>Barreiro de Cim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Campo Grande, 87 -Araguai</text:p>
          </table:table-cell>
          <table:table-cell table:style-name="ce3" office:value-type="string">
            <text:p>3246-2006</text:p>
            <text:p>3246-20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string">
            <text:p>Centro de Saúde</text:p>
            <text:p>Bonsucesso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Av. Dr. Cristiano Machado Resende, 1875</text:p>
          </table:table-cell>
          <table:table-cell table:style-name="ce3" office:value-type="string">
            <text:p>3277-9069</text:p>
            <text:p>3277-913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 office:value-type="string">
            <text:p>Centro de Saúde</text:p>
            <text:p>Independênci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Maria Antonieta Ferreira, 151, Independencia</text:p>
          </table:table-cell>
          <table:table-cell table:style-name="ce3" office:value-type="string">
            <text:p>3277-5850</text:p>
            <text:p>3277-911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 office:value-type="string">
            <text:p>Centro de Saúde</text:p>
            <text:p>Itaipu / Jatobá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do Colar, 190, Jatobá</text:p>
          </table:table-cell>
          <table:table-cell table:style-name="ce3" office:value-type="string">
            <text:p>3277-5822</text:p>
            <text:p>3277-582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office:value-type="string">
            <text:p>Centro de Saúde</text:p>
            <text:p>Maria Madalena Teodoro (Lindéia)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Flor de Maio, 172, Lindeia</text:p>
          </table:table-cell>
          <table:table-cell table:style-name="ce3" office:value-type="string">
            <text:p>3277-5824</text:p>
            <text:p>3277-911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3" office:value-type="string">
            <text:p>Centro de Saúde</text:p>
            <text:p>Mangueiras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Chafariz, 04 Petrópolis</text:p>
          </table:table-cell>
          <table:table-cell table:style-name="ce3" office:value-type="string">
            <text:p>3246-2004</text:p>
            <text:p>3246-200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3" office:value-type="string">
            <text:p>Centro de Saúde</text:p>
            <text:p>Milionários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dos Cruzeirenses, 30, Milionários</text:p>
          </table:table-cell>
          <table:table-cell table:style-name="ce3" office:value-type="string">
            <text:p>3277-5934</text:p>
            <text:p>3277-5935</text:p>
            <text:p>3277-907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3" office:value-type="string">
            <text:p>Centro de Saúde Eduardo Mauro de Araújo (Miramar)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Eridano, 540, Miramar</text:p>
          </table:table-cell>
          <table:table-cell table:style-name="ce3" office:value-type="string">
            <text:p>3277-5936</text:p>
            <text:p>3277-593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3" office:value-type="string">
            <text:p>Centro de Saúde</text:p>
            <text:p>Pilar/ Olhos D'Agu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São Pedro da Aldeia, 55, Pilar</text:p>
          </table:table-cell>
          <table:table-cell table:style-name="ce3" office:value-type="string">
            <text:p>3277-8240</text:p>
            <text:p>3277-824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office:value-type="string">
            <text:p>Centro de Saúde</text:p>
            <text:p>Regin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Aristolino Basílio de Oliveira, 467 – Regina</text:p>
          </table:table-cell>
          <table:table-cell table:style-name="ce3" office:value-type="string">
            <text:p>3277-8922</text:p>
            <text:p>3277-8935</text:p>
            <text:p>3277-892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3" office:value-type="string">
            <text:p>Centro de Saúde</text:p>
            <text:p>Santa Cecíli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Paulo Duarte, 280, Santa Cecília</text:p>
          </table:table-cell>
          <table:table-cell table:style-name="ce3" office:value-type="string">
            <text:p>3277-5852</text:p>
            <text:p>3277-5853</text:p>
            <text:p>3277-907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3" office:value-type="string">
            <text:p>Centro de Saúde</text:p>
            <text:p>Túnel de Ibirité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Marli Passos, 225, Túnel de Ibirité</text:p>
          </table:table-cell>
          <table:table-cell table:style-name="ce3" office:value-type="string">
            <text:p>3277-5964</text:p>
            <text:p>3277-912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3" office:value-type="string">
            <text:p>Centro de Saúde</text:p>
            <text:p>Vale do Jatobá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Luiz Leite de Faria, 171, Vale do Jatobá </text:p>
          </table:table-cell>
          <table:table-cell table:style-name="ce3" office:value-type="string">
            <text:p>3277-1505</text:p>
            <text:p>3277-5854</text:p>
            <text:p>3277-585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3" office:value-type="string">
            <text:p>Centro de Saúde</text:p>
            <text:p>Vila Cemig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Coletivo, 68, </text:p>
            <text:p>Vila Cemig</text:p>
          </table:table-cell>
          <table:table-cell table:style-name="ce3" office:value-type="string">
            <text:p>3277-5940</text:p>
            <text:p>3277-5941</text:p>
            <text:p>3277-588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3" office:value-type="string">
            <text:p>Centro de Saúde</text:p>
            <text:p>Vila Pinho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Coletora, 916, </text:p>
            <text:p>Vila Pinho</text:p>
          </table:table-cell>
          <table:table-cell table:style-name="ce3" office:value-type="string">
            <text:p>3277-5856</text:p>
            <text:p>3277-585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3" office:value-type="string">
            <text:p>Centro de</text:p>
            <text:p>Convivência</text:p>
            <text:p>Barreiro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Pinheiro Chagas, 252, Barreiro</text:p>
          </table:table-cell>
          <table:table-cell table:style-name="ce3" office:value-type="string">
            <text:p>3277-588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3" office:value-type="string">
            <text:p>Centro de Saúde Diamante / Teixeira Dias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A-3, 40</text:p>
            <text:p>Teixeira Dias</text:p>
          </table:table-cell>
          <table:table-cell table:style-name="ce3" office:value-type="string">
            <text:p>3277-5933</text:p>
            <text:p>3277-914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3" office:value-type="string">
            <text:p>Centro de Saúde Francisco Gomes Barbosa (Tirol)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Av. Nélio Cerqueira, 15</text:p>
            <text:p>Tirol</text:p>
          </table:table-cell>
          <table:table-cell table:style-name="ce3" office:value-type="string">
            <text:p>3277-1507</text:p>
            <text:p>3277-151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1">
            <text:p>21</text:p>
          </table:table-cell>
          <table:table-cell table:style-name="ce3" office:value-type="string">
            <text:p>Centro de Saúde Urucuia</text:p>
          </table:table-cell>
          <table:table-cell table:style-name="ce2" office:value-type="string">
            <text:p>BARREIRO</text:p>
          </table:table-cell>
          <table:table-cell table:style-name="ce3" office:value-type="string">
            <text:p>Rua W-2, 432, Conjunto Pongeluppi</text:p>
          </table:table-cell>
          <table:table-cell table:style-name="ce3" office:value-type="string">
            <text:p>3277-5938</text:p>
            <text:p>3277-593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2">
            <text:p>22</text:p>
          </table:table-cell>
          <table:table-cell table:style-name="ce3" office:value-type="string">
            <text:p>Centro de Saúde Cafezal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ua Bela Vista, 30</text:p>
            <text:p>Vila Cafezal - Serra'</text:p>
          </table:table-cell>
          <table:table-cell table:style-name="ce3" office:value-type="string">
            <text:p>3277-5242</text:p>
            <text:p>3277-524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3">
            <text:p>23</text:p>
          </table:table-cell>
          <table:table-cell table:style-name="ce3" office:value-type="string">
            <text:p>Centro de Saúde Carlos Chagas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Avenida Francisco Sales, 1715 - Santa Efigênia</text:p>
          </table:table-cell>
          <table:table-cell table:style-name="ce3" office:value-type="string">
            <text:p>3246-0235</text:p>
            <text:p>3246-023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4">
            <text:p>24</text:p>
          </table:table-cell>
          <table:table-cell table:style-name="ce3" office:value-type="string">
            <text:p>Centro de Saúde Conj. Sta. Maria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Pastor Beijamim Maia, 57 - Conj. Sta. Maria</text:p>
          </table:table-cell>
          <table:table-cell table:style-name="ce3" office:value-type="string">
            <text:p>3277-8823</text:p>
            <text:p>3277-882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5">
            <text:p>25</text:p>
          </table:table-cell>
          <table:table-cell table:style-name="ce3" office:value-type="string">
            <text:p>Centro de Saúde Menino Jesus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ua Mar de Espanha,  422 - Santo Antônio</text:p>
          </table:table-cell>
          <table:table-cell table:style-name="ce3" office:value-type="string">
            <text:p>3277-8825</text:p>
            <text:p>3277-882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6">
            <text:p>26</text:p>
          </table:table-cell>
          <table:table-cell table:style-name="ce3" office:value-type="string">
            <text:p>Centro de Saúde N. Sra. Aparecida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Paulino Marques Gontijo, 222 - Novo São Lucas</text:p>
          </table:table-cell>
          <table:table-cell table:style-name="ce3" office:value-type="string">
            <text:p>3277-5244</text:p>
            <text:p>3277-826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7">
            <text:p>27</text:p>
          </table:table-cell>
          <table:table-cell table:style-name="ce3" office:value-type="string">
            <text:p>Centro de Saúde Padre Tarcísio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Coronel Pereira, 29 Vila Conceição</text:p>
          </table:table-cell>
          <table:table-cell table:style-name="ce3" office:value-type="string">
            <text:p>3277-8250</text:p>
            <text:p>3277-508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8">
            <text:p>28</text:p>
          </table:table-cell>
          <table:table-cell table:style-name="ce3" office:value-type="string">
            <text:p>Centro de Saúde N.Sra.Fátima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Corinto, 450 - Serra</text:p>
          </table:table-cell>
          <table:table-cell table:style-name="ce3" office:value-type="string">
            <text:p>3277-5249</text:p>
            <text:p>3277-524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29">
            <text:p>29</text:p>
          </table:table-cell>
          <table:table-cell table:style-name="ce3" office:value-type="string">
            <text:p>Centro de Saúde Owsvaldo Cruz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Av. Augusto de Lima, 2061 – Barro Preto</text:p>
          </table:table-cell>
          <table:table-cell table:style-name="ce3" office:value-type="string">
            <text:p> 3277-8880</text:p>
            <text:p>3277-881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30">
            <text:p>30</text:p>
          </table:table-cell>
          <table:table-cell table:style-name="ce3" office:value-type="string">
            <text:p>Centro de Saúde São Miguel Arcanjo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R. Carlos Etiene de Castro, 32 - Serra</text:p>
          </table:table-cell>
          <table:table-cell table:style-name="ce3" office:value-type="string">
            <text:p>3277-6413</text:p>
            <text:p>3277-516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31">
            <text:p>31</text:p>
          </table:table-cell>
          <table:table-cell table:style-name="ce3" office:value-type="string">
            <text:p>Centro de Saúde Sta. Lúcia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ua Murilo Moraes de Andrade, 125 - Santa Lúcia</text:p>
          </table:table-cell>
          <table:table-cell table:style-name="ce3" office:value-type="string">
            <text:p>3277-8885</text:p>
            <text:p>3277-8813</text:p>
            <text:p>3277-888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32">
            <text:p>32</text:p>
          </table:table-cell>
          <table:table-cell table:style-name="ce3" office:value-type="string">
            <text:p>Centro de Saúde Sta. Rita de Cássia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ua Cristina, 961 - São Pedro</text:p>
          </table:table-cell>
          <table:table-cell table:style-name="ce3" office:value-type="string">
            <text:p>3277-8827</text:p>
            <text:p>3277-882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33">
            <text:p>33</text:p>
          </table:table-cell>
          <table:table-cell table:style-name="ce3" office:value-type="string">
            <text:p>Centro de Saúde Tia Amância </text:p>
          </table:table-cell>
          <table:table-cell table:style-name="ce2" office:value-type="string">
            <text:p>CENTROSUL</text:p>
          </table:table-cell>
          <table:table-cell table:style-name="ce3" office:value-type="string">
            <text:p>R. Iraí, 248 - Coração de Jesus</text:p>
          </table:table-cell>
          <table:table-cell table:style-name="ce3" office:value-type="string">
            <text:p>3277-8828</text:p>
            <text:p>3277-882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34">
            <text:p>34</text:p>
          </table:table-cell>
          <table:table-cell table:style-name="ce3" office:value-type="string">
            <text:p>Centro de Saúde</text:p>
            <text:p>Alto Vera Cruz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General Osório , 959,</text:p>
            <text:p>Alto Vera Cruz</text:p>
          </table:table-cell>
          <table:table-cell table:style-name="ce3" office:value-type="string">
            <text:p>3277-560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35">
            <text:p>35</text:p>
          </table:table-cell>
          <table:table-cell table:style-name="ce3" office:value-type="string">
            <text:p>Centro de Saúde</text:p>
            <text:p>Boa Vista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Marcelino Ramos, 325,</text:p>
            <text:p>Boa Vista</text:p>
          </table:table-cell>
          <table:table-cell table:style-name="ce3" office:value-type="string">
            <text:p>3277-5680</text:p>
            <text:p>3277-568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36">
            <text:p>36</text:p>
          </table:table-cell>
          <table:table-cell table:style-name="ce3" office:value-type="string">
            <text:p>Centro de Saúde</text:p>
            <text:p>Granja de Freitas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São Vicente, 405, </text:p>
            <text:p>Granja de Freitas</text:p>
          </table:table-cell>
          <table:table-cell table:style-name="ce3" office:value-type="string">
            <text:p>3277-5725</text:p>
            <text:p>3277-5752</text:p>
            <text:p>3277-572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37">
            <text:p>37</text:p>
          </table:table-cell>
          <table:table-cell table:style-name="ce3" office:value-type="string">
            <text:p>Centro de Saúde</text:p>
            <text:p>Horto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Monte Alverne nº 151 Bairro Floresta</text:p>
          </table:table-cell>
          <table:table-cell table:style-name="ce3" office:value-type="string">
            <text:p>3277-5763</text:p>
            <text:p>3277-562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38">
            <text:p>38</text:p>
          </table:table-cell>
          <table:table-cell table:style-name="ce3" office:value-type="string">
            <text:p>Centro de Saúde</text:p>
            <text:p>Mariano de Abreu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Fernão Dias, 220, </text:p>
            <text:p>Casa Branca</text:p>
          </table:table-cell>
          <table:table-cell table:style-name="ce3" office:value-type="string">
            <text:p>3277-5630</text:p>
            <text:p>3277-563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39">
            <text:p>39</text:p>
          </table:table-cell>
          <table:table-cell table:style-name="ce3" office:value-type="string">
            <text:p>Centro de Saúde</text:p>
            <text:p>Novo Horizonte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Pedro Alexandrino de</text:p>
            <text:p>Mendonça, 12, Taquaril</text:p>
          </table:table-cell>
          <table:table-cell table:style-name="ce3" office:value-type="string">
            <text:p>3277-5602</text:p>
            <text:p>3277-56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40">
            <text:p>40</text:p>
          </table:table-cell>
          <table:table-cell table:style-name="ce3" office:value-type="string">
            <text:p>Centro de Saúde</text:p>
            <text:p>Paraíso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Av. Mém de Sá, 1001,</text:p>
            <text:p>Paraíso</text:p>
          </table:table-cell>
          <table:table-cell table:style-name="ce3" office:value-type="string">
            <text:p>3277-5227</text:p>
            <text:p>3277-5028</text:p>
            <text:p>3277-825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41">
            <text:p>41</text:p>
          </table:table-cell>
          <table:table-cell table:style-name="ce3" office:value-type="string">
            <text:p>Centro de Saúde</text:p>
            <text:p>Marco Antônio</text:p>
            <text:p>Menezes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 Petrolina, 869/871, Horto</text:p>
          </table:table-cell>
          <table:table-cell table:style-name="ce3" office:value-type="string">
            <text:p>3277-571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42">
            <text:p>42</text:p>
          </table:table-cell>
          <table:table-cell table:style-name="ce3" office:value-type="string">
            <text:p>Centro de Saúde Boechat de Menezes </text:p>
            <text:p>Pompéia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Leopoldo Gomes, 440, Pompéia</text:p>
          </table:table-cell>
          <table:table-cell table:style-name="ce3" office:value-type="string">
            <text:p> 3277-5735</text:p>
            <text:p> 3277-5720</text:p>
            <text:p> 3277-576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43">
            <text:p>43</text:p>
          </table:table-cell>
          <table:table-cell table:style-name="ce3" office:value-type="string">
            <text:p>Centro de Saúde</text:p>
            <text:p>Santa Inês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Itumirim, 50, </text:p>
            <text:p>Santa Inês</text:p>
          </table:table-cell>
          <table:table-cell table:style-name="ce3" office:value-type="string">
            <text:p>3277-5710</text:p>
            <text:p>3277-995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44">
            <text:p>44</text:p>
          </table:table-cell>
          <table:table-cell table:style-name="ce3" office:value-type="string">
            <text:p>Centro de Saúde</text:p>
            <text:p>São Geraldo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Itaituba, 480, São</text:p>
            <text:p>Geraldo</text:p>
          </table:table-cell>
          <table:table-cell table:style-name="ce3" office:value-type="string">
            <text:p>3277-5682</text:p>
            <text:p>3277-568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45">
            <text:p>45</text:p>
          </table:table-cell>
          <table:table-cell table:style-name="ce3" office:value-type="string">
            <text:p>Centro de Saúde</text:p>
            <text:p>São José Operário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Simão Pereira, 73,</text:p>
            <text:p>Nova Vista</text:p>
          </table:table-cell>
          <table:table-cell table:style-name="ce3" office:value-type="string">
            <text:p>3277-5784</text:p>
            <text:p>3277-5693</text:p>
            <text:p>3277-57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46">
            <text:p>46</text:p>
          </table:table-cell>
          <table:table-cell table:style-name="ce3" office:value-type="string">
            <text:p>Centro de Saúde</text:p>
            <text:p>Taquaril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Desembargador Braulio,</text:p>
            <text:p>2.200 , Taquaril</text:p>
          </table:table-cell>
          <table:table-cell table:style-name="ce3" office:value-type="string">
            <text:p>3277-1127</text:p>
            <text:p>3277-5604</text:p>
            <text:p>3277-560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47">
            <text:p>47</text:p>
          </table:table-cell>
          <table:table-cell table:style-name="ce3" office:value-type="string">
            <text:p>Centro de Saúde</text:p>
            <text:p>Vera Cruz</text:p>
          </table:table-cell>
          <table:table-cell table:style-name="ce2" office:value-type="string">
            <text:p>LESTE</text:p>
          </table:table-cell>
          <table:table-cell table:style-name="ce3" office:value-type="string">
            <text:p>Rua General Osório, 8585, Vera Cruz</text:p>
          </table:table-cell>
          <table:table-cell table:style-name="ce3" office:value-type="string">
            <text:p>3277-5606</text:p>
            <text:p>3277-56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48">
            <text:p>48</text:p>
          </table:table-cell>
          <table:table-cell table:style-name="ce3" office:value-type="string">
            <text:p>Centro de Saúde</text:p>
            <text:p>Alcides Lins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Panema 275, Concórdia</text:p>
          </table:table-cell>
          <table:table-cell table:style-name="ce3" office:value-type="string">
            <text:p> 3277-6002</text:p>
            <text:p> 3277-60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49">
            <text:p>49</text:p>
          </table:table-cell>
          <table:table-cell table:style-name="ce3" office:value-type="string">
            <text:p>Centro de Saúde</text:p>
            <text:p>Cachoeirinha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Borborema, 1325, Cachoeirinha</text:p>
          </table:table-cell>
          <table:table-cell table:style-name="ce3" office:value-type="string">
            <text:p>3277-6006</text:p>
            <text:p>3277-60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50">
            <text:p>50</text:p>
          </table:table-cell>
          <table:table-cell table:style-name="ce3" office:value-type="string">
            <text:p>Centro de Saúde</text:p>
            <text:p>Capitão Eduard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Angela Benaregis, 10 – Capitão Eduardo</text:p>
          </table:table-cell>
          <table:table-cell table:style-name="ce3" office:value-type="string">
            <text:p>3277-7846</text:p>
            <text:p>3277-784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51">
            <text:p>51</text:p>
          </table:table-cell>
          <table:table-cell table:style-name="ce3" office:value-type="string">
            <text:p>Centro de Saúde</text:p>
            <text:p>Cidade Ozanan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Dr. Furtado de</text:p>
            <text:p>Menezes, 610,</text:p>
            <text:p>Ipiranga</text:p>
          </table:table-cell>
          <table:table-cell table:style-name="ce3" office:value-type="string">
            <text:p>3277-6263</text:p>
            <text:p>3277-626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52">
            <text:p>52</text:p>
          </table:table-cell>
          <table:table-cell table:style-name="ce3" office:value-type="string">
            <text:p>Centro de Saúde Efigênia Murta de Figueired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Serra do Cipó,</text:p>
            <text:p>170, Conj. Ribeiro de</text:p>
            <text:p>Abreu</text:p>
          </table:table-cell>
          <table:table-cell table:style-name="ce3" office:value-type="string">
            <text:p>3277-6664</text:p>
            <text:p>3277-6665</text:p>
            <text:p>3277-13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53">
            <text:p>53</text:p>
          </table:table-cell>
          <table:table-cell table:style-name="ce3" office:value-type="string">
            <text:p>Centro de Saúde</text:p>
            <text:p>Conjunto Paulo VI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da Almas, 122 – Conj Paulo VI</text:p>
          </table:table-cell>
          <table:table-cell table:style-name="ce3" office:value-type="string">
            <text:p>3277-7496</text:p>
            <text:p>3277-749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54">
            <text:p>54</text:p>
          </table:table-cell>
          <table:table-cell table:style-name="ce3" office:value-type="string">
            <text:p>Centro de Saúde</text:p>
            <text:p>Dom Joaquim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Av. Joaquim José</text:p>
            <text:p>Diniz, 200, </text:p>
            <text:p>Fernão Dias</text:p>
          </table:table-cell>
          <table:table-cell table:style-name="ce3" office:value-type="string">
            <text:p>3277-5701</text:p>
            <text:p>3277-57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55">
            <text:p>55</text:p>
          </table:table-cell>
          <table:table-cell table:style-name="ce3" office:value-type="string">
            <text:p>Centro de Saúde</text:p>
            <text:p>Gentil Gomes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Manoel</text:p>
            <text:p>Passos, 580, </text:p>
            <text:p>Santa Cruz</text:p>
          </table:table-cell>
          <table:table-cell table:style-name="ce3" office:value-type="string">
            <text:p>3277-6270</text:p>
            <text:p>3277-6262</text:p>
            <text:p>3277-628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56">
            <text:p>56</text:p>
          </table:table-cell>
          <table:table-cell table:style-name="ce3" office:value-type="string">
            <text:p>Centro de Saúde</text:p>
            <text:p>Goiânia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Lucimara Marques, 677, Goiânia</text:p>
          </table:table-cell>
          <table:table-cell table:style-name="ce3" office:value-type="string">
            <text:p>3277-6653</text:p>
            <text:p>3277-6669</text:p>
            <text:p>3277-949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57">
            <text:p>57</text:p>
          </table:table-cell>
          <table:table-cell table:style-name="ce3" office:value-type="string">
            <text:p>Centro de Saúde</text:p>
            <text:p>Maria Goretti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Barreiro</text:p>
            <text:p>Grande, 57, Maria</text:p>
            <text:p>Goretti</text:p>
          </table:table-cell>
          <table:table-cell table:style-name="ce3" office:value-type="string">
            <text:p>3277-6676</text:p>
            <text:p>3277-667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58">
            <text:p>58</text:p>
          </table:table-cell>
          <table:table-cell table:style-name="ce3" office:value-type="string">
            <text:p>Centro de Saúde</text:p>
            <text:p>Marivanda Baleeir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Antônio</text:p>
            <text:p>Mariano de Abreu,</text:p>
            <text:p>750, Paulo VI</text:p>
          </table:table-cell>
          <table:table-cell table:style-name="ce3" office:value-type="string">
            <text:p>3277-7494</text:p>
            <text:p>3277-749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59">
            <text:p>59</text:p>
          </table:table-cell>
          <table:table-cell table:style-name="ce3" office:value-type="string">
            <text:p>Centro de Saúde</text:p>
            <text:p>Nazaré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Cruz de Malta, 73, Nazaré</text:p>
          </table:table-cell>
          <table:table-cell table:style-name="ce3" office:value-type="string">
            <text:p>3277-6730</text:p>
            <text:p>3277-673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60">
            <text:p>60</text:p>
          </table:table-cell>
          <table:table-cell table:style-name="ce3" office:value-type="string">
            <text:p>Centro de Saúde</text:p>
            <text:p>Padre Fernando de Mel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Conceição</text:p>
            <text:p>Vidigal Paulucci,</text:p>
            <text:p>150, Palmares</text:p>
          </table:table-cell>
          <table:table-cell table:style-name="ce3" office:value-type="string">
            <text:p>3277-6072</text:p>
            <text:p>3277-607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61">
            <text:p>61</text:p>
          </table:table-cell>
          <table:table-cell table:style-name="ce3" office:value-type="string">
            <text:p>Centro de Saúde</text:p>
            <text:p>Ribeiro de Abreu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Dianópolis,</text:p>
            <text:p>180 , Ribeiro de</text:p>
            <text:p>Abreu</text:p>
          </table:table-cell>
          <table:table-cell table:style-name="ce3" office:value-type="string">
            <text:p>3277-6660</text:p>
            <text:p>3277-666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62">
            <text:p>62</text:p>
          </table:table-cell>
          <table:table-cell table:style-name="ce3" office:value-type="string">
            <text:p>Centro de Saúde</text:p>
            <text:p>São Gabriel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Ilha de Malta, 353, São Gabriel</text:p>
          </table:table-cell>
          <table:table-cell table:style-name="ce3" office:value-type="string">
            <text:p>3277-6744</text:p>
            <text:p>3277-674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63">
            <text:p>63</text:p>
          </table:table-cell>
          <table:table-cell table:style-name="ce3" office:value-type="string">
            <text:p>Centro de Saúde</text:p>
            <text:p>São Paul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Angola, 357, São Paulo</text:p>
          </table:table-cell>
          <table:table-cell table:style-name="ce3" office:value-type="string">
            <text:p>3277-6674</text:p>
            <text:p>3277-667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64">
            <text:p>64</text:p>
          </table:table-cell>
          <table:table-cell table:style-name="ce3" office:value-type="string">
            <text:p>Centro de Saúde</text:p>
            <text:p>Vila Maria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Av. dos Sociais,</text:p>
            <text:p>305, Jardim Vitória</text:p>
          </table:table-cell>
          <table:table-cell table:style-name="ce3" office:value-type="string">
            <text:p>3277-7936</text:p>
            <text:p>3277-793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65">
            <text:p>65</text:p>
          </table:table-cell>
          <table:table-cell table:style-name="ce3" office:value-type="string">
            <text:p>Centro de Saúde Leopoldo Crisóstomo de Castro (antigo Vilas Reunidas)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Leôncio Chagas, 157 - Bairro União</text:p>
          </table:table-cell>
          <table:table-cell table:style-name="ce3" office:value-type="string">
            <text:p>3277-5790</text:p>
            <text:p>3277-5791</text:p>
            <text:p>3277-900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66">
            <text:p>66</text:p>
          </table:table-cell>
          <table:table-cell table:style-name="ce3" office:value-type="string">
            <text:p>Centro de Saúde Jardim Vitória (Marcelo Pontel)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Branca, 15, Jardim Vitória</text:p>
          </table:table-cell>
          <table:table-cell table:style-name="ce3" office:value-type="string">
            <text:p>3277-7474</text:p>
            <text:p>3277-998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67">
            <text:p>67</text:p>
          </table:table-cell>
          <table:table-cell table:style-name="ce3" office:value-type="string">
            <text:p>Centro de Saúde Olavo Albino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Papa-Honório III, 8, Ouro-Minas</text:p>
          </table:table-cell>
          <table:table-cell table:style-name="ce3" office:value-type="string">
            <text:p>3277-6795</text:p>
            <text:p>3277-796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68">
            <text:p>68</text:p>
          </table:table-cell>
          <table:table-cell table:style-name="ce3" office:value-type="string">
            <text:p>Centro de Saúde São Marcos</text:p>
          </table:table-cell>
          <table:table-cell table:style-name="ce2" office:value-type="string">
            <text:p>NORDESTE</text:p>
          </table:table-cell>
          <table:table-cell table:style-name="ce3" office:value-type="string">
            <text:p>Rua Paulista, 571, São Marcos</text:p>
          </table:table-cell>
          <table:table-cell table:style-name="ce3" office:value-type="string">
            <text:p>3277-1147</text:p>
            <text:p>3277-1148</text:p>
            <text:p>3277-111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69">
            <text:p>69</text:p>
          </table:table-cell>
          <table:table-cell table:style-name="ce3" office:value-type="string">
            <text:p>Centro de Saúde</text:p>
            <text:p>Bom Jesus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Bernardo Cisneiros, </text:p>
            <text:p>659, Bom Jesus</text:p>
          </table:table-cell>
          <table:table-cell table:style-name="ce3" office:value-type="string">
            <text:p>3277-6004</text:p>
            <text:p>3277-610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0">
            <text:p>70</text:p>
          </table:table-cell>
          <table:table-cell table:style-name="ce3" office:value-type="string">
            <text:p>Centro de Saúde Califórni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Avenida Castanhola 277, Califórnia</text:p>
          </table:table-cell>
          <table:table-cell table:style-name="ce3" office:value-type="string">
            <text:p>3277-8520</text:p>
            <text:p>3277-852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6">
          <table:table-cell table:style-name="ce1" office:value-type="float" office:value="71">
            <text:p>71</text:p>
          </table:table-cell>
          <table:table-cell table:style-name="ce3" office:value-type="string">
            <text:p>Centro de Saúde Califórnia(anexo)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dos Violões 570, Califórnia</text:p>
          </table:table-cell>
          <table:table-cell table:style-name="ce3" office:value-type="string">
            <text:p>3277-929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2">
            <text:p>72</text:p>
          </table:table-cell>
          <table:table-cell table:style-name="ce3" office:value-type="string">
            <text:p>Centro de Saúde Carlos Prates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 Frederico Bracher Junior, 103, Carlos Prates</text:p>
          </table:table-cell>
          <table:table-cell table:style-name="ce3" office:value-type="string">
            <text:p>3277-8947</text:p>
            <text:p>3277-996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3">
            <text:p>73</text:p>
          </table:table-cell>
          <table:table-cell table:style-name="ce3" office:value-type="string">
            <text:p>Centro de Saúde Dom Bosco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Olinto Magalhães, 1.939, Ipanema</text:p>
          </table:table-cell>
          <table:table-cell table:style-name="ce3" office:value-type="string">
            <text:p>3277-7219</text:p>
            <text:p>3277-722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4">
            <text:p>74</text:p>
          </table:table-cell>
          <table:table-cell table:style-name="ce3" office:value-type="string">
            <text:p>Centro de Saúde Dom Cabral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Praça da Comunidade, 40, Dom Cabral</text:p>
          </table:table-cell>
          <table:table-cell table:style-name="ce3" office:value-type="string">
            <text:p>3277-9664</text:p>
            <text:p>3277-966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5">
            <text:p>75</text:p>
          </table:table-cell>
          <table:table-cell table:style-name="ce3" office:value-type="string">
            <text:p>Centro de Saúde Ermelind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Paes de Abreu, 114  Ermelinda</text:p>
          </table:table-cell>
          <table:table-cell table:style-name="ce3" office:value-type="string">
            <text:p>3277-6081</text:p>
            <text:p>3277-610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6">
            <text:p>76</text:p>
          </table:table-cell>
          <table:table-cell table:style-name="ce3" office:value-type="string">
            <text:p>Centro de Saúde Glóri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Eneida, 955, Glória</text:p>
          </table:table-cell>
          <table:table-cell table:style-name="ce3" office:value-type="string">
            <text:p>3277-7126</text:p>
            <text:p>3277-717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7">
            <text:p>77</text:p>
          </table:table-cell>
          <table:table-cell table:style-name="ce3" office:value-type="string">
            <text:p>Centro de Saúde Jardim Filadélfi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Régida, 309 – B. Jardim Filadélfia</text:p>
          </table:table-cell>
          <table:table-cell table:style-name="ce3" office:value-type="string">
            <text:p>3277-7142</text:p>
            <text:p>3277-830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8">
            <text:p>78</text:p>
          </table:table-cell>
          <table:table-cell table:style-name="ce3" office:value-type="string">
            <text:p>Centro de Saúde Jardim Montanhês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Padre Leopoldo Pereira, 407, Jardim Montanhês</text:p>
          </table:table-cell>
          <table:table-cell table:style-name="ce3" office:value-type="string">
            <text:p>3277-7212</text:p>
            <text:p>3277-721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79">
            <text:p>79</text:p>
          </table:table-cell>
          <table:table-cell table:style-name="ce3" office:value-type="string">
            <text:p>Centro de Saúde João Pinheiro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Frei Luiz de Souza, 292, João Pinheiro</text:p>
          </table:table-cell>
          <table:table-cell table:style-name="ce3" office:value-type="string">
            <text:p>3277-9660</text:p>
            <text:p>3277-966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80">
            <text:p>80</text:p>
          </table:table-cell>
          <table:table-cell table:style-name="ce3" office:value-type="string">
            <text:p>Centro de Saúde Padre Eustáquio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Humaitá, 1.125, Padre Eustáquio</text:p>
          </table:table-cell>
          <table:table-cell table:style-name="ce3" office:value-type="string">
            <text:p>3277-7218</text:p>
            <text:p>3277-847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81">
            <text:p>81</text:p>
          </table:table-cell>
          <table:table-cell table:style-name="ce3" office:value-type="string">
            <text:p>Centro de Saúde Pedreira Prado Lopes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Escravo Isidoro, 601, Pedreira Prado Lopes</text:p>
          </table:table-cell>
          <table:table-cell table:style-name="ce3" office:value-type="string">
            <text:p>3277-6008</text:p>
            <text:p>3277-600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82">
            <text:p>82</text:p>
          </table:table-cell>
          <table:table-cell table:style-name="ce3" office:value-type="string">
            <text:p>Centro de Saúde Elza Martins da Cruz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Av. Jacareí, s/nº, Pindorama</text:p>
          </table:table-cell>
          <table:table-cell table:style-name="ce3" office:value-type="string">
            <text:p>3277-8945</text:p>
            <text:p>3277-712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83">
            <text:p>83</text:p>
          </table:table-cell>
          <table:table-cell table:style-name="ce3" office:value-type="string">
            <text:p>Centro de Saúde Pindorama</text:p>
          </table:table-cell>
          <table:table-cell table:style-name="ce2" office:value-type="string">
            <text:p>NOROESTE</text:p>
          </table:table-cell>
          <table:table-cell table:style-name="ce3" office:value-type="string">
            <text:p>Rua Rútilio, 96, Pindorama</text:p>
          </table:table-cell>
          <table:table-cell table:style-name="ce4" office:value-type="string">
            <text:p>3277-9817</text:p>
            <text:p>3277-8167</text:p>
            <text:p>3277-754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84">
            <text:p>84</text:p>
          </table:table-cell>
          <table:table-cell table:style-name="ce4" office:value-type="string">
            <text:p>Centro de Saúde São José (anexo)</text:p>
          </table:table-cell>
          <table:table-cell table:style-name="ce2" office:value-type="string">
            <text:p>NOROESTE</text:p>
          </table:table-cell>
          <table:table-cell table:style-name="ce4" office:value-type="string">
            <text:p>Rua Flor de Morango 45, São José</text:p>
          </table:table-cell>
          <table:table-cell table:style-name="ce4" office:value-type="string">
            <text:p>3277-8976</text:p>
            <text:p>3277-894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85">
            <text:p>85</text:p>
          </table:table-cell>
          <table:table-cell table:style-name="ce4" office:value-type="string">
            <text:p>Centro de Saúde Santos Anjos</text:p>
          </table:table-cell>
          <table:table-cell table:style-name="ce2" office:value-type="string">
            <text:p>NOROESTE</text:p>
          </table:table-cell>
          <table:table-cell table:style-name="ce4" office:value-type="string">
            <text:p>Rua Miosótis, 15 - B, Caiçara</text:p>
          </table:table-cell>
          <table:table-cell table:style-name="ce4" office:value-type="string">
            <text:p>3277-6026</text:p>
            <text:p>3277-608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86">
            <text:p>86</text:p>
          </table:table-cell>
          <table:table-cell table:style-name="ce4" office:value-type="string">
            <text:p>Centro de Saúde São Cristóvão</text:p>
          </table:table-cell>
          <table:table-cell table:style-name="ce2" office:value-type="string">
            <text:p>NOROESTE</text:p>
          </table:table-cell>
          <table:table-cell table:style-name="ce4" office:value-type="string">
            <text:p>Rua Itapecerica, 555 - B, Lagoinha</text:p>
          </table:table-cell>
          <table:table-cell table:style-name="ce4" office:value-type="string">
            <text:p>3277-6010</text:p>
            <text:p>3277-601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87">
            <text:p>87</text:p>
          </table:table-cell>
          <table:table-cell table:style-name="ce3" office:value-type="string">
            <text:p>Centro de Saúde</text:p>
            <text:p>Aarão Reis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Oliveira Fortes, 40,</text:p>
            <text:p>Aarão Reis</text:p>
          </table:table-cell>
          <table:table-cell table:style-name="ce3" office:value-type="string">
            <text:p>3277-6780</text:p>
            <text:p>3277-6781</text:p>
            <text:p>3277-746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88">
            <text:p>88</text:p>
          </table:table-cell>
          <table:table-cell table:style-name="ce3" office:value-type="string">
            <text:p>Centro de Saúde</text:p>
            <text:p>Campo Alegre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Osório Duque Estrada,</text:p>
            <text:p>491, Campo Alegre</text:p>
          </table:table-cell>
          <table:table-cell table:style-name="ce3" office:value-type="string">
            <text:p>3277-7344</text:p>
            <text:p>3277-7345</text:p>
            <text:p>3277-735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89">
            <text:p>89</text:p>
          </table:table-cell>
          <table:table-cell table:style-name="ce3" office:value-type="string">
            <text:p>Centro de Saúde</text:p>
            <text:p>Etelvina Carneir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Mar de Rosas, 140, </text:p>
            <text:p>Etelvina Carneiro</text:p>
          </table:table-cell>
          <table:table-cell table:style-name="ce3" office:value-type="string">
            <text:p>3277-5502</text:p>
            <text:p>3277-5503</text:p>
            <text:p>3277-540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90">
            <text:p>90</text:p>
          </table:table-cell>
          <table:table-cell table:style-name="ce3" office:value-type="string">
            <text:p>Centro de Saúde</text:p>
            <text:p>Floramar I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Av. Joaquim Clemente, 381,</text:p>
            <text:p>Floramar</text:p>
          </table:table-cell>
          <table:table-cell table:style-name="ce3" office:value-type="string">
            <text:p>3277-7483</text:p>
            <text:p>3277-746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91">
            <text:p>91</text:p>
          </table:table-cell>
          <table:table-cell table:style-name="ce3" office:value-type="string">
            <text:p>Centro de Saúde</text:p>
            <text:p>Jardim Guanabara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Fanny Martins de Barros,</text:p>
            <text:p>71, Jardim Guanabara</text:p>
          </table:table-cell>
          <table:table-cell table:style-name="ce3" office:value-type="string">
            <text:p>3277-6786</text:p>
            <text:p>3277-6787</text:p>
            <text:p>3277-748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92">
            <text:p>92</text:p>
          </table:table-cell>
          <table:table-cell table:style-name="ce3" office:value-type="string">
            <text:p>Centro de Saúde</text:p>
            <text:p>Guarani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Pacaembu, 160, Guarani</text:p>
          </table:table-cell>
          <table:table-cell table:style-name="ce3" office:value-type="string">
            <text:p>3277-6770</text:p>
            <text:p>3277-6771</text:p>
            <text:p>3277-891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93">
            <text:p>93</text:p>
          </table:table-cell>
          <table:table-cell table:style-name="ce3" office:value-type="string">
            <text:p>Centro de Saúde</text:p>
            <text:p>Heliópolis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dos Beneditinos, 120,</text:p>
            <text:p>Heliópolis</text:p>
          </table:table-cell>
          <table:table-cell table:style-name="ce3" office:value-type="string">
            <text:p>3277-7402</text:p>
            <text:p>3277-74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4">
          <table:table-cell table:style-name="ce1" office:value-type="float" office:value="94">
            <text:p>94</text:p>
          </table:table-cell>
          <table:table-cell table:style-name="ce3" office:value-type="string">
            <text:p>Centro de Saúde</text:p>
            <text:p>Jaqueline</text:p>
            <text:p/>
            <text:p/>
            <text:p>Centro de Saúde</text:p>
            <text:p>Jaqueline 2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Agenor de Paulo Estrela,</text:p>
            <text:p>200, Jaqueline</text:p>
            <text:p/>
            <text:p/>
            <text:p>Rua João Pereira, 50</text:p>
            <text:p>Jaqueline</text:p>
          </table:table-cell>
          <table:table-cell table:style-name="ce3" office:value-type="string">
            <text:p>3277-5440</text:p>
            <text:p>3277-5490</text:p>
            <text:p>3277-5491 </text:p>
            <text:p>3277-5451</text:p>
            <text:p>3277-553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4">
          <table:table-cell table:style-name="ce1" office:value-type="float" office:value="95">
            <text:p>95</text:p>
          </table:table-cell>
          <table:table-cell table:style-name="ce3" office:value-type="string">
            <text:p>Centro de Saúde</text:p>
            <text:p>Jardim Felicidade</text:p>
            <text:p/>
            <text:p/>
            <text:p>Centro de Saúde</text:p>
            <text:p>Jardim Felicidade 2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28, 32 – Jardim Felicidade</text:p>
            <text:p/>
            <text:p/>
            <text:p/>
            <text:p>Rua Pau Brasil, 160 - Solimões</text:p>
          </table:table-cell>
          <table:table-cell table:style-name="ce3" office:value-type="string">
            <text:p>3277-6766</text:p>
            <text:p>3277-6767</text:p>
            <text:p/>
            <text:p>3277-7487</text:p>
            <text:p>3277-748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3" office:value-type="string">
            <text:p>Centro de Saúde MG 20 - Monte Azul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Areia Branca, 171,</text:p>
            <text:p>Ribeiro de Abreu</text:p>
          </table:table-cell>
          <table:table-cell table:style-name="ce3" office:value-type="string">
            <text:p>3277-6732</text:p>
            <text:p>3277-6739</text:p>
            <text:p>3277-673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3" office:value-type="string">
            <text:p>Centro de Saúde</text:p>
            <text:p>Primeiro de Mai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Volts, 81, Primeiro de</text:p>
            <text:p>Maio</text:p>
          </table:table-cell>
          <table:table-cell table:style-name="ce3" office:value-type="string">
            <text:p>3277-9498</text:p>
            <text:p>3277-9499</text:p>
            <text:p>3277-949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3" office:value-type="string">
            <text:p>Centro de Saúde</text:p>
            <text:p>Providência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São Sebastião, 30,</text:p>
            <text:p>Providência</text:p>
          </table:table-cell>
          <table:table-cell table:style-name="ce3" office:value-type="string">
            <text:p>3277-6760</text:p>
            <text:p>3277-6761</text:p>
            <text:p>3277-949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3" office:value-type="string">
            <text:p>Centro de Saúde</text:p>
            <text:p>São Bernard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Vasco da Gama, 334,</text:p>
            <text:p>São Bernardo</text:p>
          </table:table-cell>
          <table:table-cell table:style-name="ce3" office:value-type="string">
            <text:p>3277-9201</text:p>
            <text:p>3277-9208</text:p>
            <text:p>3277-674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00">
            <text:p>100</text:p>
          </table:table-cell>
          <table:table-cell table:style-name="ce3" office:value-type="string">
            <text:p>Centro de Saúde</text:p>
            <text:p>São Tomás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Santa Rosa, 54, São Tomás</text:p>
          </table:table-cell>
          <table:table-cell table:style-name="ce3" office:value-type="string">
            <text:p>3277-1556</text:p>
            <text:p>3277-7347</text:p>
            <text:p>3277-799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3" office:value-type="string">
            <text:p>Centro de Saúde</text:p>
            <text:p>Tupi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Ari Barroso, 150, Tupi</text:p>
          </table:table-cell>
          <table:table-cell table:style-name="ce3" office:value-type="string">
            <text:p>3277-855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02">
            <text:p>102</text:p>
          </table:table-cell>
          <table:table-cell table:style-name="ce3" office:value-type="string">
            <text:p>Centro de Saúde Novo Aarão Reis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Um, 200, Novo Aarão Reis</text:p>
          </table:table-cell>
          <table:table-cell table:style-name="ce3" office:value-type="string">
            <text:p>3277-6640</text:p>
            <text:p>3277-6763</text:p>
            <text:p>3277-665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03">
            <text:p>103</text:p>
          </table:table-cell>
          <table:table-cell table:style-name="ce3" office:value-type="string">
            <text:p>Centro de Saúde Lajed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Pintor Ruguendes, 30, Lajedo</text:p>
          </table:table-cell>
          <table:table-cell table:style-name="ce3" office:value-type="string">
            <text:p>3277-8916</text:p>
            <text:p>3277-855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04">
            <text:p>104</text:p>
          </table:table-cell>
          <table:table-cell table:style-name="ce3" office:value-type="string">
            <text:p>Centro de Saúde Zilah Spósito</text:p>
          </table:table-cell>
          <table:table-cell table:style-name="ce2" office:value-type="string">
            <text:p>NORTE</text:p>
          </table:table-cell>
          <table:table-cell table:style-name="ce3" office:value-type="string">
            <text:p>Rua Coquilhos, 75, Zilah Spósito</text:p>
          </table:table-cell>
          <table:table-cell table:style-name="ce3" office:value-type="string">
            <text:p>3277-54823246-906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05">
            <text:p>105</text:p>
          </table:table-cell>
          <table:table-cell table:style-name="ce3" office:value-type="string">
            <text:p>Centro de Saúde</text:p>
            <text:p>Betâni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 Canoas, 678, Betânia</text:p>
          </table:table-cell>
          <table:table-cell table:style-name="ce3" office:value-type="string">
            <text:p>3277-5980</text:p>
            <text:p>3277-5981</text:p>
            <text:p>3277-138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06">
            <text:p>106</text:p>
          </table:table-cell>
          <table:table-cell table:style-name="ce3" office:value-type="string">
            <text:p>Centro de Saúde</text:p>
            <text:p>Caban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Centro Social, 536,</text:p>
            <text:p>Cabana</text:p>
          </table:table-cell>
          <table:table-cell table:style-name="ce3" office:value-type="string">
            <text:p>3277-7040</text:p>
            <text:p>3277-704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07">
            <text:p>107</text:p>
          </table:table-cell>
          <table:table-cell table:style-name="ce3" office:value-type="string">
            <text:p>Centro de Saúde</text:p>
            <text:p>Cícero Idelfonso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Aguanil, 238 , Vista Alegre</text:p>
          </table:table-cell>
          <table:table-cell table:style-name="ce3" office:value-type="string">
            <text:p>3277-9088</text:p>
            <text:p>3277-908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08">
            <text:p>108</text:p>
          </table:table-cell>
          <table:table-cell table:style-name="ce3" office:value-type="string">
            <text:p>Centro de Saúde</text:p>
            <text:p>Conjunto Betâni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Onã, 105, Betânia</text:p>
          </table:table-cell>
          <table:table-cell table:style-name="ce3" office:value-type="string">
            <text:p>3277-5982</text:p>
            <text:p>3277-5983</text:p>
            <text:p>3277-1506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09">
            <text:p>109</text:p>
          </table:table-cell>
          <table:table-cell table:style-name="ce3" office:value-type="string">
            <text:p>Centro de Saúde</text:p>
            <text:p>Havaí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Manila, 432 , Estrela Dalva</text:p>
          </table:table-cell>
          <table:table-cell table:style-name="ce3" office:value-type="string">
            <text:p>3277-6484</text:p>
            <text:p>3277-9640</text:p>
            <text:p>3277-964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10">
            <text:p>110</text:p>
          </table:table-cell>
          <table:table-cell table:style-name="ce3" office:value-type="string">
            <text:p>Centro de Saúde</text:p>
            <text:p>Noraldino de Lim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Av. Amazonas, 4373, </text:p>
            <text:p>Nova Suissa</text:p>
          </table:table-cell>
          <table:table-cell table:style-name="ce3" office:value-type="string">
            <text:p>3277-7042</text:p>
            <text:p>3277-7043</text:p>
            <text:p>3277-681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11">
            <text:p>111</text:p>
          </table:table-cell>
          <table:table-cell table:style-name="ce3" office:value-type="string">
            <text:p>Centro de Saúde</text:p>
            <text:p>Professor Amilcar</text:p>
            <text:p>Viana Martins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Nelson de Sena, 90 , Betânia</text:p>
          </table:table-cell>
          <table:table-cell table:style-name="ce3" office:value-type="string">
            <text:p>3277-1544</text:p>
            <text:p>3277-1545</text:p>
            <text:p>3277-648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12">
            <text:p>112</text:p>
          </table:table-cell>
          <table:table-cell table:style-name="ce3" office:value-type="string">
            <text:p>Centro de Saúde</text:p>
            <text:p>Salgado Filho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Campina Verde, 375, Salgado Filho</text:p>
          </table:table-cell>
          <table:table-cell table:style-name="ce3" office:value-type="string">
            <text:p>3277-6478</text:p>
            <text:p>3277-6582</text:p>
            <text:p>3277-96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13">
            <text:p>113</text:p>
          </table:table-cell>
          <table:table-cell table:style-name="ce3" office:value-type="string">
            <text:p>Centro de </text:p>
            <text:p>Saúde Santa Mari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Adonias Filho, 211, Santa Maria</text:p>
          </table:table-cell>
          <table:table-cell table:style-name="ce3" office:value-type="string">
            <text:p>3277-9145</text:p>
            <text:p>3277-91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14">
            <text:p>114</text:p>
          </table:table-cell>
          <table:table-cell table:style-name="ce3" office:value-type="string">
            <text:p>Centro de Saúde</text:p>
            <text:p>São Jorge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Garrete, 45, Nova Granada</text:p>
          </table:table-cell>
          <table:table-cell table:style-name="ce3" office:value-type="string">
            <text:p>3277-6598</text:p>
            <text:p>3277-7036</text:p>
            <text:p>3277-703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15">
            <text:p>115</text:p>
          </table:table-cell>
          <table:table-cell table:style-name="ce3" office:value-type="string">
            <text:p>Centro de Saúde</text:p>
            <text:p>Ventos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Conselheiro Joaquim Caetano, 1782,  Nova Granada</text:p>
          </table:table-cell>
          <table:table-cell table:style-name="ce3" office:value-type="string">
            <text:p>3277-6479</text:p>
            <text:p>3277-9630</text:p>
            <text:p>3277-963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16">
            <text:p>116</text:p>
          </table:table-cell>
          <table:table-cell table:style-name="ce3" office:value-type="string">
            <text:p>Centro de Saúde</text:p>
            <text:p>Vila Imperial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Guilherme P. Fonseca, 350 , Madre Gertrudes</text:p>
          </table:table-cell>
          <table:table-cell table:style-name="ce3" office:value-type="string">
            <text:p>3277-9104</text:p>
            <text:p>3277-9105</text:p>
            <text:p>3277-15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17">
            <text:p>117</text:p>
          </table:table-cell>
          <table:table-cell table:style-name="ce3" office:value-type="string">
            <text:p>Centro de Saúde</text:p>
            <text:p>Vila Leonina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Praça do Ensino,240 - Alpes</text:p>
          </table:table-cell>
          <table:table-cell table:style-name="ce3" office:value-type="string">
            <text:p>3277-9632</text:p>
            <text:p>3277-96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18">
            <text:p>118</text:p>
          </table:table-cell>
          <table:table-cell table:style-name="ce3" office:value-type="string">
            <text:p>Centro de Saúde</text:p>
            <text:p>Vista Alegre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Seneca, 9 , Nova Cintra</text:p>
          </table:table-cell>
          <table:table-cell table:style-name="ce3" office:value-type="string">
            <text:p>3277-9604</text:p>
            <text:p>3277-960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19">
            <text:p>119</text:p>
          </table:table-cell>
          <table:table-cell table:style-name="ce3" office:value-type="string">
            <text:p>Centro de Saúde</text:p>
            <text:p>Waldomiro Lobo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Av. Amazonas, 8889,</text:p>
            <text:p>Bairro Madre Gertrudes</text:p>
          </table:table-cell>
          <table:table-cell table:style-name="ce3" office:value-type="string">
            <text:p>3277-9065</text:p>
            <text:p>3277-9102</text:p>
            <text:p>3277-910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20">
            <text:p>120</text:p>
          </table:table-cell>
          <table:table-cell table:style-name="ce3" office:value-type="string">
            <text:p>Centro de</text:p>
            <text:p>Esterilização Oeste (CEO)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Campos Sales, 472, Calafate</text:p>
          </table:table-cell>
          <table:table-cell table:style-name="ce3" office:value-type="string">
            <text:p>3277-702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21">
            <text:p>121</text:p>
          </table:table-cell>
          <table:table-cell table:style-name="ce3" office:value-type="string">
            <text:p>Centro de</text:p>
            <text:p>Referência em</text:p>
            <text:p>Saúde Mental (CERSAM)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Oscar Trompowisj, 1325 - Grajaú</text:p>
          </table:table-cell>
          <table:table-cell table:style-name="ce3" office:value-type="string">
            <text:p>3277-6599</text:p>
            <text:p>3277-9601</text:p>
            <text:p>3277-648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22">
            <text:p>122</text:p>
          </table:table-cell>
          <table:table-cell table:style-name="ce3" office:value-type="string">
            <text:p>Centro de Saúde</text:p>
            <text:p>Palmeiras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Av. Dom Joao VI, 1821, Palmeiras</text:p>
          </table:table-cell>
          <table:table-cell table:style-name="ce3" office:value-type="string">
            <text:p>3277-6485</text:p>
            <text:p>3277-6486</text:p>
            <text:p>3277-659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23">
            <text:p>123</text:p>
          </table:table-cell>
          <table:table-cell table:style-name="ce3" office:value-type="string">
            <text:p>Centro de Saúde Camargos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Luiza Efigênia Silva, 159  - Bairro Camargos </text:p>
          </table:table-cell>
          <table:table-cell table:style-name="ce3" office:value-type="string">
            <text:p>3246.213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6">
          <table:table-cell table:style-name="ce1" office:value-type="float" office:value="124">
            <text:p>124</text:p>
          </table:table-cell>
          <table:table-cell table:style-name="ce3" office:value-type="string">
            <text:p>Centro de Saúde João XXIII</text:p>
          </table:table-cell>
          <table:table-cell table:style-name="ce2" office:value-type="string">
            <text:p>OESTE</text:p>
          </table:table-cell>
          <table:table-cell table:style-name="ce3" office:value-type="string">
            <text:p>Rua Toledo, 481 Vila Oeste</text:p>
          </table:table-cell>
          <table:table-cell table:style-name="ce3" office:value-type="string">
            <text:p>3277-913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25">
            <text:p>125</text:p>
          </table:table-cell>
          <table:table-cell table:style-name="ce3" office:value-type="string">
            <text:p>Centro de</text:p>
            <text:p>Saúde Confisc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Aracy Guimarães Rosa, 470 - Confisco</text:p>
          </table:table-cell>
          <table:table-cell table:style-name="ce3" office:value-type="string">
            <text:p>3277-7202</text:p>
            <text:p>3277-726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26">
            <text:p>126</text:p>
          </table:table-cell>
          <table:table-cell table:style-name="ce3" office:value-type="string">
            <text:p>Centro de</text:p>
            <text:p>Saúde Dom</text:p>
            <text:p>Orione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Av. Expedicionário Benvindo Belém de Lima, 728 , São Luiz</text:p>
          </table:table-cell>
          <table:table-cell table:style-name="ce3" office:value-type="string">
            <text:p>3277-7860</text:p>
            <text:p>3277-786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27">
            <text:p>127</text:p>
          </table:table-cell>
          <table:table-cell table:style-name="ce3" office:value-type="string">
            <text:p>Centro de</text:p>
            <text:p>Saúde Itamarati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Anita Blumberg, 63, Paquetá</text:p>
          </table:table-cell>
          <table:table-cell table:style-name="ce3" office:value-type="string">
            <text:p>3277-7876</text:p>
            <text:p>3277-787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28">
            <text:p>128</text:p>
          </table:table-cell>
          <table:table-cell table:style-name="ce3" office:value-type="string">
            <text:p>Centro de Saúde Trev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Celso da Cunha Pereira, 365 - Trevo</text:p>
          </table:table-cell>
          <table:table-cell table:style-name="ce3" office:value-type="string">
            <text:p>3277-15703246-805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29">
            <text:p>129</text:p>
          </table:table-cell>
          <table:table-cell table:style-name="ce3" office:value-type="string">
            <text:p>Centro de</text:p>
            <text:p>Saúde Ouro</text:p>
            <text:p>Pret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Jonas Jean, 77 - Ouro Preto</text:p>
          </table:table-cell>
          <table:table-cell table:style-name="ce3" office:value-type="string">
            <text:p>3277-7133</text:p>
            <text:p>3277-856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30">
            <text:p>130</text:p>
          </table:table-cell>
          <table:table-cell table:style-name="ce3" office:value-type="string">
            <text:p>Centro de</text:p>
            <text:p>Saúde Santa</text:p>
            <text:p>Améli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Engenheiro Pedro Bax, 220 - Santa Amélia</text:p>
          </table:table-cell>
          <table:table-cell table:style-name="ce3" office:value-type="string">
            <text:p>3277-7438</text:p>
            <text:p>3277-745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31">
            <text:p>131</text:p>
          </table:table-cell>
          <table:table-cell table:style-name="ce3" office:value-type="string">
            <text:p>Centro de</text:p>
            <text:p>Saúde Santa</text:p>
            <text:p>Ros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Av. Bueno Siqueira, 100 - Universitário</text:p>
          </table:table-cell>
          <table:table-cell table:style-name="ce3" office:value-type="string">
            <text:p>3277-1578</text:p>
            <text:p>3277-157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32">
            <text:p>132</text:p>
          </table:table-cell>
          <table:table-cell table:style-name="ce3" office:value-type="string">
            <text:p>Centro de</text:p>
            <text:p>Saúde Santa</text:p>
            <text:p>Terezinh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Senador Virgílio Távora, 157 - Santa Terezinha</text:p>
          </table:table-cell>
          <table:table-cell table:style-name="ce3" office:value-type="string">
            <text:p>3277-7102</text:p>
            <text:p>3277-710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33">
            <text:p>133</text:p>
          </table:table-cell>
          <table:table-cell table:style-name="ce3" office:value-type="string">
            <text:p>Centro de</text:p>
            <text:p>Saúde São Francisc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Viana do Castelo, 485 - São Francisco</text:p>
          </table:table-cell>
          <table:table-cell table:style-name="ce3" office:value-type="string">
            <text:p>3277-7844</text:p>
            <text:p>3277-784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34">
            <text:p>134</text:p>
          </table:table-cell>
          <table:table-cell table:style-name="ce3" office:value-type="string">
            <text:p>Centro de</text:p>
            <text:p>Saúde Jardim Alvorad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Flor D'água 711 - Alvorada</text:p>
          </table:table-cell>
          <table:table-cell table:style-name="ce3" office:value-type="string">
            <text:p>3277-7130</text:p>
            <text:p>3277-843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35">
            <text:p>135</text:p>
          </table:table-cell>
          <table:table-cell table:style-name="ce3" office:value-type="string">
            <text:p>Centro de</text:p>
            <text:p>Saúde São José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Violeta de Melo, 655 - São José</text:p>
          </table:table-cell>
          <table:table-cell table:style-name="ce3" office:value-type="string">
            <text:p>3277-7214</text:p>
            <text:p>3277-844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36">
            <text:p>136</text:p>
          </table:table-cell>
          <table:table-cell table:style-name="ce3" office:value-type="string">
            <text:p>Centro de</text:p>
            <text:p>Saúde Serran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Tocantins, 471 - Serrano</text:p>
          </table:table-cell>
          <table:table-cell table:style-name="ce3" office:value-type="string">
            <text:p>3277-7160</text:p>
            <text:p>3277-840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37">
            <text:p>137</text:p>
          </table:table-cell>
          <table:table-cell table:style-name="ce3" office:value-type="string">
            <text:p>Centro de</text:p>
            <text:p>Saúde Padre Joaquim</text:p>
            <text:p>Mai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 Boaventura, 1.900, </text:p>
            <text:p> Liberdade</text:p>
          </table:table-cell>
          <table:table-cell table:style-name="ce3" office:value-type="string">
            <text:p>3277-7433</text:p>
            <text:p>3277-787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38">
            <text:p>138</text:p>
          </table:table-cell>
          <table:table-cell table:style-name="ce3" office:value-type="string">
            <text:p>Centro de</text:p>
            <text:p>Saúde Padre Tiag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Av. João XXIII,  1.233 -  Alípio de Melo</text:p>
          </table:table-cell>
          <table:table-cell table:style-name="ce3" office:value-type="string">
            <text:p>3277-8942</text:p>
            <text:p>3246-302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39">
            <text:p>139</text:p>
          </table:table-cell>
          <table:table-cell table:style-name="ce3" office:value-type="string">
            <text:p>Anexo do C.S. Santa Rosa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Otis, 60 - Suzana</text:p>
          </table:table-cell>
          <table:table-cell table:style-name="ce3" office:value-type="string">
            <text:p>3277-7373 3277-737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40">
            <text:p>140</text:p>
          </table:table-cell>
          <table:table-cell table:style-name="ce3" office:value-type="string">
            <text:p>Anexo do C.S. Trevo</text:p>
          </table:table-cell>
          <table:table-cell table:style-name="ce2" office:value-type="string">
            <text:p>PAMPULHA</text:p>
          </table:table-cell>
          <table:table-cell table:style-name="ce3" office:value-type="string">
            <text:p>Rua José Simplício Moreira, 1.144 - Braúnas </text:p>
          </table:table-cell>
          <table:table-cell table:style-name="ce3" office:value-type="string">
            <text:p>3246-800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41">
            <text:p>141</text:p>
          </table:table-cell>
          <table:table-cell table:style-name="ce3" office:value-type="string">
            <text:p>Centro de Saúde</text:p>
            <text:p>Andradas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Mariana Amélia</text:p>
            <text:p>de Azevedo, 21, São</text:p>
            <text:p>João Batista</text:p>
          </table:table-cell>
          <table:table-cell table:style-name="ce3" office:value-type="string">
            <text:p>3277-889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42">
            <text:p>142</text:p>
          </table:table-cell>
          <table:table-cell table:style-name="ce3" office:value-type="string">
            <text:p>Centro de Saúde</text:p>
            <text:p>Céu Azul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Alice Marques, 187, Céu Azul</text:p>
          </table:table-cell>
          <table:table-cell table:style-name="ce3" office:value-type="string">
            <text:p>3277-7300</text:p>
            <text:p>3277-7301</text:p>
            <text:p>3277-738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43">
            <text:p>143</text:p>
          </table:table-cell>
          <table:table-cell table:style-name="ce3" office:value-type="string">
            <text:p>Centro de Saúde</text:p>
            <text:p>Jardim Europ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Edimburgo, 140, Jardim Europa</text:p>
          </table:table-cell>
          <table:table-cell table:style-name="ce3" office:value-type="string">
            <text:p>3277-1831</text:p>
            <text:p>3277-750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44">
            <text:p>144</text:p>
          </table:table-cell>
          <table:table-cell table:style-name="ce3" office:value-type="string">
            <text:p>Centro de Saúde</text:p>
            <text:p>Lago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José Sabino</text:p>
            <text:p>Maciel, 176, Lagoa</text:p>
          </table:table-cell>
          <table:table-cell table:style-name="ce3" office:value-type="string">
            <text:p>3277-5552</text:p>
            <text:p>3277-5563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45">
            <text:p>145</text:p>
          </table:table-cell>
          <table:table-cell table:style-name="ce3" office:value-type="string">
            <text:p>Centro de Saúde</text:p>
            <text:p>Mantiqueir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Maria Luiza Lara, s/nº, Mantiqueira</text:p>
          </table:table-cell>
          <table:table-cell table:style-name="ce3" office:value-type="string">
            <text:p>3277-5564</text:p>
            <text:p>3277-556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46">
            <text:p>146</text:p>
          </table:table-cell>
          <table:table-cell table:style-name="ce3" office:value-type="string">
            <text:p>Centro de Saúde</text:p>
            <text:p>Minas Caix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Capitão Sérgio</text:p>
            <text:p>Pires, 226, Minas Caixa</text:p>
          </table:table-cell>
          <table:table-cell table:style-name="ce3" office:value-type="string">
            <text:p>3277-5418</text:p>
            <text:p>3277-541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47">
            <text:p>147</text:p>
          </table:table-cell>
          <table:table-cell table:style-name="ce3" office:value-type="string">
            <text:p>Centro de Saúde</text:p>
            <text:p>Nova York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Wilton Marques </text:p>
            <text:p>Pereira, 10, Nova York</text:p>
          </table:table-cell>
          <table:table-cell table:style-name="ce3" office:value-type="string">
            <text:p>3277-5416</text:p>
            <text:p>3277-5430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48">
            <text:p>148</text:p>
          </table:table-cell>
          <table:table-cell table:style-name="ce3" office:value-type="string">
            <text:p>Centro de Saúde</text:p>
            <text:p>Santa Mônic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dos Canoeiros, 320, Santa Mônica</text:p>
          </table:table-cell>
          <table:table-cell table:style-name="ce3" office:value-type="string">
            <text:p>3277-5526</text:p>
            <text:p>3277-5527</text:p>
            <text:p>3277-948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49">
            <text:p>149</text:p>
          </table:table-cell>
          <table:table-cell table:style-name="ce3" office:value-type="string">
            <text:p>Centro de Saúde</text:p>
            <text:p>Serra Verde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Guido Leão, 10,</text:p>
            <text:p>Serra Verde</text:p>
          </table:table-cell>
          <table:table-cell table:style-name="ce3" office:value-type="string">
            <text:p>3277-5507</text:p>
            <text:p>3277-5541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50">
            <text:p>150</text:p>
          </table:table-cell>
          <table:table-cell table:style-name="ce3" office:value-type="string">
            <text:p>Centro de Saúde</text:p>
            <text:p>Venda Nov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João Ferreira da</text:p>
            <text:p>Silva, 248, Paraúna</text:p>
          </table:table-cell>
          <table:table-cell table:style-name="ce3" office:value-type="string">
            <text:p>3277-5569</text:p>
            <text:p>3277-5568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51">
            <text:p>151</text:p>
          </table:table-cell>
          <table:table-cell table:style-name="ce3" office:value-type="string">
            <text:p>Centro de Saúde</text:p>
            <text:p>Rio Branco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Jovino Coelho</text:p>
            <text:p>Júnior, 45, Rio</text:p>
            <text:p>Branco</text:p>
          </table:table-cell>
          <table:table-cell table:style-name="ce3" office:value-type="string">
            <text:p>3277-5475</text:p>
            <text:p>3277-552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3">
          <table:table-cell table:style-name="ce1" office:value-type="float" office:value="152">
            <text:p>152</text:p>
          </table:table-cell>
          <table:table-cell table:style-name="ce3" office:value-type="string">
            <text:p>Centro de</text:p>
            <text:p>Convivência de</text:p>
            <text:p>Venda Nov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Expedicionário Américo Fernandes, 116, São João Batista</text:p>
          </table:table-cell>
          <table:table-cell table:style-name="ce3" office:value-type="string">
            <text:p>3277-549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53">
            <text:p>153</text:p>
          </table:table-cell>
          <table:table-cell table:style-name="ce3" office:value-type="string">
            <text:p>Centro de Saúde</text:p>
            <text:p>Copacaban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Londres, 214</text:p>
            <text:p>Copacabana</text:p>
          </table:table-cell>
          <table:table-cell table:style-name="ce3" office:value-type="string">
            <text:p>3277-7415</text:p>
            <text:p>3277-744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54">
            <text:p>154</text:p>
          </table:table-cell>
          <table:table-cell table:style-name="ce3" office:value-type="string">
            <text:p>Centro de Saúde</text:p>
            <text:p>Jardim Leblon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Humberto Campos, 581 - Jardim Leblon</text:p>
          </table:table-cell>
          <table:table-cell table:style-name="ce3" office:value-type="string">
            <text:p>3277-5521</text:p>
            <text:p>3277-5522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55">
            <text:p>155</text:p>
          </table:table-cell>
          <table:table-cell table:style-name="ce3" office:value-type="string">
            <text:p>Centro de Saúde</text:p>
            <text:p>Jardim dos Comerciários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Duzentos e Trinta e Oito, 96 - Jardim dos Comerciários</text:p>
          </table:table-cell>
          <table:table-cell table:style-name="ce3" office:value-type="string">
            <text:p>3277-5560</text:p>
            <text:p>3277-9485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56">
            <text:p>156</text:p>
          </table:table-cell>
          <table:table-cell table:style-name="ce3" office:value-type="string">
            <text:p>Centro de Saúde Piratininga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Norma, 22</text:p>
            <text:p>Novo Santa Mônica</text:p>
          </table:table-cell>
          <table:table-cell table:style-name="ce3" office:value-type="string">
            <text:p>3277-5431</text:p>
            <text:p>3277-5509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57">
            <text:p>157</text:p>
          </table:table-cell>
          <table:table-cell table:style-name="ce3" office:value-type="string">
            <text:p>Centro de Saúde Santo Antônio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Irineu Pinto, 255 - São João Batista</text:p>
          </table:table-cell>
          <table:table-cell table:style-name="ce3" office:value-type="string">
            <text:p>3277-5562</text:p>
            <text:p>3277-1867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>
          <table:table-cell table:style-name="ce1" office:value-type="float" office:value="158">
            <text:p>158</text:p>
          </table:table-cell>
          <table:table-cell table:style-name="ce3" office:value-type="string">
            <text:p>Centro de Saúde Santa Mônica II</text:p>
          </table:table-cell>
          <table:table-cell table:style-name="ce2" office:value-type="string">
            <text:p>VENDA NOVA</text:p>
          </table:table-cell>
          <table:table-cell table:style-name="ce3" office:value-type="string">
            <text:p>Rua  Ministro Oliveira Salazar, 1.259 - Santa Mônica</text:p>
          </table:table-cell>
          <table:table-cell table:style-name="ce3" office:value-type="string">
            <text:p>3246-9023 3246-9024</text:p>
          </table:table-cell>
          <table:table-cell table:style-name="ce6" office:value-type="string">
            <text:p>8:00 as 15:00</text:p>
          </table:table-cell>
          <table:table-cell table:style-name="ce6" office:value-type="string">
            <text:p>10:00 as 14:00</text:p>
          </table:table-cell>
          <table:table-cell table:number-columns-repeated="1017"/>
        </table:table-row>
        <table:table-row table:style-name="ro2" table:number-rows-repeated="10484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lha2" table:style-name="ta1" table:print="false">
        <table:table-column table:style-name="co5" table:default-cell-style-name="Default"/>
        <table:table-row table:style-name="ro6">
          <table:table-cell/>
        </table:table-row>
      </table:table>
      <table:table table:name="Folha3" table:style-name="ta1" table:print="false">
        <table:table-column table:style-name="co5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6">26/09/2017</text:date>, <text:time>09:37:4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13:27.88</meta:creation-date>
    <dc:date>2017-09-26T09:37:42.90</dc:date>
    <meta:editing-duration>PT8H15M9S</meta:editing-duration>
    <meta:editing-cycles>10</meta:editing-cycles>
    <meta:generator>OpenOffice/4.1.3$Win32 OpenOffice.org_project/413m1$Build-9783</meta:generator>
    <meta:document-statistic meta:table-count="3" meta:cell-count="1113" meta:object-count="0"/>
  </office:meta>
</office:document-meta>
</file>